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6.502cm"/>
    </style:style>
    <style:style style:name="gr2" style:family="graphic" style:parent-style-name="standard">
      <style:graphic-properties draw:textarea-horizontal-align="justify" draw:textarea-vertical-align="middle" draw:auto-grow-height="false" fo:min-height="1.388cm" fo:min-width="5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072cm" fo:min-width="5.86cm"/>
    </style:style>
    <style:style style:name="gr4" style:family="graphic" style:parent-style-name="standard">
      <style:graphic-properties draw:textarea-horizontal-align="justify" draw:textarea-vertical-align="middle" draw:auto-grow-height="false" fo:min-height="2.646cm" fo:min-width="8.946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6.0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9cm" svg:height="3.2cm" svg:x="4.7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9.2cm" svg:height="2.6cm" svg:x="3.7cm" svg:y="7.3cm">
          <text:p text:style-name="P1">Pobierz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0.1cm" svg:height="2.1cm" svg:x="5.3cm" svg:y="11cm">
          <text:p text:style-name="P1">Pobierz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15cm" svg:height="4.6cm" svg:x="2.3cm" svg:y="15.5cm">
          <text:p text:style-name="P1">Drukuj : "Witaj,’’ <text:s/>Imię ’’masz’’ Wiek ‘’lat.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9.3cm" svg:height="2.2cm" svg:x="5.1cm" svg:y="22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65cm" svg:y1="4.9cm" svg:x2="9.45cm" svg:y2="7.3cm" draw:start-shape="id1" draw:start-glue-point="8" draw:end-shape="id2" draw:end-glue-point="4" svg:d="M9650 4900l-200 2400" svg:viewBox="0 0 201 2401">
          <text:p/>
        </draw:connector>
        <draw:connector draw:style-name="gr6" draw:text-style-name="P2" draw:layer="layout" draw:type="line" svg:x1="10.35cm" svg:y1="13.1cm" svg:x2="9.8cm" svg:y2="15.5cm" draw:start-shape="id3" draw:start-glue-point="8" draw:end-shape="id4" draw:end-glue-point="5" svg:d="M10350 13100l-550 2400" svg:viewBox="0 0 551 2401">
          <text:p/>
        </draw:connector>
        <draw:connector draw:style-name="gr6" draw:text-style-name="P2" draw:layer="layout" draw:type="line" svg:x1="9.8cm" svg:y1="20.1cm" svg:x2="9.75cm" svg:y2="22.5cm" draw:start-shape="id4" draw:start-glue-point="8" draw:end-shape="id5" svg:d="M9800 20100l-50 2400" svg:viewBox="0 0 51 2401">
          <text:p/>
        </draw:connector>
        <draw:connector draw:style-name="gr6" draw:text-style-name="P2" draw:layer="layout" draw:type="line" svg:x1="8.3cm" svg:y1="9.9cm" svg:x2="10.35cm" svg:y2="11cm" draw:start-shape="id2" draw:start-glue-point="8" draw:end-shape="id3" svg:d="M8300 9900l2050 1100" svg:viewBox="0 0 205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1:55:31.569795135</meta:creation-date>
    <dc:date>2019-09-20T09:08:33.608634198</dc:date>
    <meta:editing-duration>PT8M52S</meta:editing-duration>
    <meta:editing-cycles>4</meta:editing-cycles>
    <meta:generator>LibreOffice/6.0.7.3$Linux_X86_64 LibreOffice_project/00m0$Build-3</meta:generator>
    <meta:document-statistic meta:object-count="9"/>
  </office:meta>
</office:document-meta>
</file>